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unito" svg:font-family="Nunito" style:font-pitch="variable"/>
    <style:font-face style:name="Arial" svg:font-family="Arial" style:font-family-generic="roman" style:font-pitch="variable"/>
    <style:font-face style:name="Avenir" svg:font-family="Aveni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venir1" svg:font-family="Avenir"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Avenir" style:font-name-asian="Avenir1" style:font-name-complex="Avenir1"/>
    </style:style>
    <style:style style:name="P2" style:family="paragraph" style:parent-style-name="Heading_20_3">
      <style:paragraph-properties fo:margin-top="0.222in" fo:margin-bottom="0.139in" loext:contextual-spacing="false" fo:line-height="100%"/>
      <style:text-properties fo:color="#000000" style:font-name="Nunito" style:font-name-asian="Avenir1" style:font-name-complex="Avenir1"/>
    </style:style>
    <style:style style:name="P3" style:family="paragraph" style:parent-style-name="Heading_20_3">
      <style:paragraph-properties fo:line-height="100%"/>
      <style:text-properties fo:color="#000000" style:font-name="Nunito" style:font-name-asian="Avenir1" style:font-name-complex="Avenir1"/>
    </style:style>
    <style:style style:name="P4" style:family="paragraph" style:parent-style-name="Heading_20_1" style:master-page-name="First_20_Page">
      <style:paragraph-properties fo:margin-top="0in" fo:margin-bottom="0.0835in" loext:contextual-spacing="false" fo:line-height="100%" fo:text-align="start" style:justify-single-word="false" style:page-number="1"/>
      <style:text-properties style:font-name="Nunito" style:font-name-asian="Avenir1" style:font-name-complex="Avenir1"/>
    </style:style>
    <style:style style:name="P5" style:family="paragraph" style:parent-style-name="Heading_20_4">
      <style:paragraph-properties fo:line-height="100%"/>
      <style:text-properties fo:color="#000000" style:font-name="Nunito" style:text-underline-style="solid" style:text-underline-width="auto" style:text-underline-color="font-color" style:font-name-asian="Avenir1" style:font-name-complex="Avenir1"/>
    </style:style>
    <style:style style:name="P6" style:family="paragraph" style:parent-style-name="Heading_20_2">
      <style:paragraph-properties fo:margin-top="0.25in" fo:margin-bottom="0.139in" loext:contextual-spacing="false" fo:line-height="100%"/>
      <style:text-properties style:font-name="Nunito" style:font-name-asian="Avenir1" style:font-name-complex="Avenir1"/>
    </style:style>
    <style:style style:name="P7" style:family="paragraph" style:parent-style-name="Standard">
      <style:text-properties style:font-name="Avenir" style:font-name-asian="Avenir1" style:font-name-complex="Avenir1"/>
    </style:style>
    <style:style style:name="P8" style:family="paragraph" style:parent-style-name="Standard">
      <style:text-properties style:font-name="Nunito"/>
    </style:style>
    <style:style style:name="P9" style:family="paragraph" style:parent-style-name="Standard">
      <style:text-properties style:font-name="Nunito" fo:font-size="12pt" style:font-name-asian="Avenir1" style:font-size-asian="12pt" style:font-name-complex="Avenir1" style:font-size-complex="12pt"/>
    </style:style>
    <style:style style:name="P10" style:family="paragraph" style:parent-style-name="Standard">
      <style:paragraph-properties fo:line-height="100%"/>
      <style:text-properties style:font-name="Nunito" fo:font-size="12pt" style:font-name-asian="Avenir1" style:font-size-asian="12pt" style:font-name-complex="Avenir1" style:font-size-complex="12pt"/>
    </style:style>
    <style:style style:name="P11" style:family="paragraph" style:parent-style-name="Standard">
      <style:text-properties style:font-name="Nunito" fo:font-size="12pt" fo:font-style="italic" style:font-name-asian="Avenir1" style:font-size-asian="12pt" style:font-style-asian="italic" style:font-name-complex="Avenir1" style:font-size-complex="12pt"/>
    </style:style>
    <style:style style:name="P12" style:family="paragraph" style:parent-style-name="Standard">
      <style:paragraph-properties fo:line-height="100%"/>
      <style:text-properties style:font-name="Nunito" style:font-name-asian="Avenir1" style:font-name-complex="Avenir1"/>
    </style:style>
    <style:style style:name="P13" style:family="paragraph" style:parent-style-name="Standard">
      <style:paragraph-properties fo:line-height="100%"/>
      <style:text-properties style:font-name="Nunito"/>
    </style:style>
    <style:style style:name="P14" style:family="paragraph" style:parent-style-name="Standard">
      <style:paragraph-properties fo:margin-left="0in" fo:margin-right="0in" fo:margin-top="0.139in" fo:margin-bottom="0in" loext:contextual-spacing="false" fo:line-height="100%" fo:text-indent="0in" style:auto-text-indent="false"/>
      <style:text-properties style:font-name="Nunito" fo:font-size="12pt" style:font-name-asian="Avenir1" style:font-size-asian="12pt" style:font-name-complex="Avenir1" style:font-size-complex="12pt"/>
    </style:style>
    <style:style style:name="P15" style:family="paragraph" style:parent-style-name="Standard" style:list-style-name="WWNum9">
      <style:paragraph-properties fo:margin-left="0.5in" fo:margin-right="0in" fo:line-height="100%" fo:text-indent="-0.25in" style:auto-text-indent="false"/>
    </style:style>
    <style:style style:name="P16" style:family="paragraph" style:parent-style-name="Standard" style:list-style-name="WWNum7">
      <style:paragraph-properties fo:margin-left="0.5in" fo:margin-right="0in" fo:line-height="100%" fo:text-indent="-0.25in" style:auto-text-indent="false"/>
    </style:style>
    <style:style style:name="P17" style:family="paragraph" style:parent-style-name="Standard" style:list-style-name="WWNum6">
      <style:paragraph-properties fo:margin-left="0.5in" fo:margin-right="0in" fo:line-height="100%" fo:text-indent="-0.25in" style:auto-text-indent="false"/>
      <style:text-properties style:font-name="Nunito" fo:font-size="12pt" style:font-name-asian="Avenir1" style:font-size-asian="12pt" style:font-name-complex="Avenir1" style:font-size-complex="12pt"/>
    </style:style>
    <style:style style:name="P18" style:family="paragraph" style:parent-style-name="Standard" style:list-style-name="WWNum9">
      <style:paragraph-properties fo:margin-left="0.5in" fo:margin-right="0in" fo:line-height="100%" fo:text-indent="-0.25in" style:auto-text-indent="false"/>
      <style:text-properties style:font-name="Nunito" fo:font-size="12pt" style:font-name-asian="Avenir1" style:font-size-asian="12pt" style:font-name-complex="Avenir1" style:font-size-complex="12pt"/>
    </style:style>
    <style:style style:name="P19" style:family="paragraph" style:parent-style-name="Standard" style:list-style-name="WWNum7">
      <style:paragraph-properties fo:margin-left="0.5in" fo:margin-right="0in" fo:line-height="100%" fo:text-indent="-0.25in" style:auto-text-indent="false"/>
      <style:text-properties style:font-name="Nunito" fo:font-size="12pt" style:font-name-asian="Avenir1" style:font-size-asian="12pt" style:font-name-complex="Avenir1" style:font-size-complex="12pt"/>
    </style:style>
    <style:style style:name="P20" style:family="paragraph" style:parent-style-name="Standard" style:list-style-name="WWNum9">
      <style:paragraph-properties fo:margin-left="0.5in" fo:margin-right="0in" fo:margin-top="0in" fo:margin-bottom="0in" loext:contextual-spacing="false" fo:line-height="100%" fo:text-indent="-0.25in" style:auto-text-indent="false"/>
      <style:text-properties style:font-name="Nunito" fo:font-size="12pt" style:font-name-asian="Avenir1" style:font-size-asian="12pt" style:font-name-complex="Avenir1" style:font-size-complex="12pt"/>
    </style:style>
    <style:style style:name="P21" style:family="paragraph" style:parent-style-name="Standard">
      <style:paragraph-properties fo:margin-top="0in" fo:margin-bottom="0.139in" loext:contextual-spacing="false" fo:line-height="100%"/>
      <style:text-properties style:font-name="Nunito" fo:font-size="12pt" fo:font-style="italic" style:font-name-asian="Avenir1" style:font-size-asian="12pt" style:font-style-asian="italic" style:font-name-complex="Avenir1" style:font-size-complex="12pt"/>
    </style:style>
    <style:style style:name="P22" style:family="paragraph" style:parent-style-name="Standard">
      <style:paragraph-properties fo:margin-top="0in" fo:margin-bottom="0.139in" loext:contextual-spacing="false" fo:line-height="100%"/>
      <style:text-properties style:font-name="Nunito" fo:font-size="12pt" style:font-name-asian="Avenir1" style:font-size-asian="12pt" style:font-name-complex="Avenir1" style:font-size-complex="12pt"/>
    </style:style>
    <style:style style:name="P23" style:family="paragraph" style:parent-style-name="Standard" style:list-style-name="L1">
      <style:paragraph-properties fo:margin-top="0in" fo:margin-bottom="0.139in" loext:contextual-spacing="false" fo:line-height="100%"/>
      <style:text-properties style:font-name="Nunito" fo:font-size="12pt" style:font-name-asian="Avenir1" style:font-size-asian="12pt" style:font-name-complex="Avenir1" style:font-size-complex="12pt"/>
    </style:style>
    <style:style style:name="P24" style:family="paragraph" style:parent-style-name="Standard" style:list-style-name="L4">
      <style:paragraph-properties fo:margin-top="0in" fo:margin-bottom="0.139in" loext:contextual-spacing="false" fo:line-height="100%"/>
      <style:text-properties style:font-name="Nunito" fo:font-size="12pt" style:font-name-asian="Avenir1" style:font-size-asian="12pt" style:font-name-complex="Avenir1" style:font-size-complex="12pt"/>
    </style:style>
    <style:style style:name="P25" style:family="paragraph" style:parent-style-name="Standard" style:list-style-name="L5">
      <style:paragraph-properties fo:margin-top="0in" fo:margin-bottom="0.139in" loext:contextual-spacing="false" fo:line-height="100%"/>
      <style:text-properties style:font-name="Nunito" fo:font-size="12pt" style:font-name-asian="Avenir1" style:font-size-asian="12pt" style:font-name-complex="Avenir1" style:font-size-complex="12pt"/>
    </style:style>
    <style:style style:name="P26" style:family="paragraph" style:parent-style-name="Standard" style:list-style-name="L6">
      <style:paragraph-properties fo:margin-top="0in" fo:margin-bottom="0.139in" loext:contextual-spacing="false" fo:line-height="100%"/>
      <style:text-properties style:font-name="Nunito" fo:font-size="12pt" style:font-name-asian="Avenir1" style:font-size-asian="12pt" style:font-name-complex="Avenir1" style:font-size-complex="12pt"/>
    </style:style>
    <style:style style:name="P27" style:family="paragraph" style:parent-style-name="Standard" style:list-style-name="L2">
      <style:paragraph-properties fo:margin-top="0in" fo:margin-bottom="0.139in" loext:contextual-spacing="false" fo:line-height="100%"/>
    </style:style>
    <style:style style:name="P28" style:family="paragraph" style:parent-style-name="Standard">
      <style:paragraph-properties fo:margin-top="0.139in" fo:margin-bottom="0in" loext:contextual-spacing="false" fo:line-height="100%"/>
      <style:text-properties style:font-name="Nunito" fo:font-size="12pt" style:font-name-asian="Avenir1" style:font-size-asian="12pt" style:font-name-complex="Avenir1" style:font-size-complex="12pt"/>
    </style:style>
    <style:style style:name="P29" style:family="paragraph" style:parent-style-name="Standard" style:master-page-name="Converted1">
      <style:paragraph-properties fo:line-height="100%" style:page-number="auto"/>
    </style:style>
    <style:style style:name="P30" style:family="paragraph" style:parent-style-name="Standard" style:list-style-name="WWNum4">
      <style:paragraph-properties fo:margin-left="1in" fo:margin-right="0in" fo:line-height="100%" fo:text-indent="-0.25in" style:auto-text-indent="false"/>
      <style:text-properties style:font-name="Nunito" fo:font-size="12pt" style:font-name-asian="Avenir1" style:font-size-asian="12pt" style:font-name-complex="Avenir1" style:font-size-complex="12pt"/>
    </style:style>
    <style:style style:name="P31" style:family="paragraph" style:parent-style-name="Standard" style:list-style-name="WWNum9">
      <style:paragraph-properties fo:margin-left="1in" fo:margin-right="0in" fo:line-height="100%" fo:text-indent="-0.25in" style:auto-text-indent="false"/>
      <style:text-properties style:font-name="Nunito" fo:font-size="12pt" style:font-name-asian="Avenir1" style:font-size-asian="12pt" style:font-name-complex="Avenir1" style:font-size-complex="12pt"/>
    </style:style>
    <style:style style:name="P32" style:family="paragraph" style:parent-style-name="Standard" style:list-style-name="WWNum5">
      <style:paragraph-properties fo:margin-left="1in" fo:margin-right="0in" fo:line-height="100%" fo:text-indent="-0.25in" style:auto-text-indent="false"/>
      <style:text-properties style:font-name="Nunito" fo:font-size="12pt" style:font-name-asian="Avenir1" style:font-size-asian="12pt" style:font-name-complex="Avenir1" style:font-size-complex="12pt"/>
    </style:style>
    <style:style style:name="P33" style:family="paragraph" style:parent-style-name="Standard" style:list-style-name="WWNum8">
      <style:paragraph-properties fo:margin-left="1in" fo:margin-right="0in" fo:line-height="100%" fo:text-indent="-0.25in" style:auto-text-indent="false"/>
      <style:text-properties style:font-name="Nunito" fo:font-size="12pt" style:font-name-asian="Avenir1" style:font-size-asian="12pt" style:font-name-complex="Avenir1" style:font-size-complex="12pt"/>
    </style:style>
    <style:style style:name="P34" style:family="paragraph" style:parent-style-name="Standard" style:list-style-name="WWNum7">
      <style:paragraph-properties fo:margin-left="1in" fo:margin-right="0in" fo:line-height="100%" fo:text-indent="-0.25in" style:auto-text-indent="false"/>
      <style:text-properties style:font-name="Nunito" fo:font-size="12pt" style:font-name-asian="Avenir1" style:font-size-asian="12pt" style:font-name-complex="Avenir1" style:font-size-complex="12pt"/>
    </style:style>
    <style:style style:name="P35" style:family="paragraph" style:parent-style-name="Standard" style:list-style-name="WWNum4">
      <style:paragraph-properties fo:margin-left="1in" fo:margin-right="0in" fo:margin-top="0in" fo:margin-bottom="0.139in" loext:contextual-spacing="false" fo:line-height="100%" fo:text-indent="-0.25in" style:auto-text-indent="false"/>
      <style:text-properties style:font-name="Nunito" fo:font-size="12pt" style:font-name-asian="Avenir1" style:font-size-asian="12pt" style:font-name-complex="Avenir1" style:font-size-complex="12pt"/>
    </style:style>
    <style:style style:name="P36" style:family="paragraph" style:parent-style-name="Standard" style:list-style-name="WWNum9">
      <style:paragraph-properties fo:margin-left="1in" fo:margin-right="0in" fo:margin-top="0in" fo:margin-bottom="0.139in" loext:contextual-spacing="false" fo:line-height="100%" fo:text-indent="-0.25in" style:auto-text-indent="false"/>
      <style:text-properties style:font-name="Nunito" fo:font-size="12pt" style:font-name-asian="Avenir1" style:font-size-asian="12pt" style:font-name-complex="Avenir1" style:font-size-complex="12pt"/>
    </style:style>
    <style:style style:name="P37" style:family="paragraph" style:parent-style-name="Standard" style:list-style-name="WWNum5">
      <style:paragraph-properties fo:margin-left="1in" fo:margin-right="0in" fo:margin-top="0in" fo:margin-bottom="0.139in" loext:contextual-spacing="false" fo:line-height="100%" fo:text-indent="-0.25in" style:auto-text-indent="false"/>
      <style:text-properties style:font-name="Nunito" fo:font-size="12pt" style:font-name-asian="Avenir1" style:font-size-asian="12pt" style:font-name-complex="Avenir1" style:font-size-complex="12pt"/>
    </style:style>
    <style:style style:name="P38" style:family="paragraph" style:parent-style-name="Standard" style:list-style-name="WWNum8">
      <style:paragraph-properties fo:margin-left="1in" fo:margin-right="0in" fo:margin-top="0in" fo:margin-bottom="0.139in" loext:contextual-spacing="false" fo:line-height="100%" fo:text-indent="-0.25in" style:auto-text-indent="false"/>
      <style:text-properties style:font-name="Nunito" fo:font-size="12pt" style:font-name-asian="Avenir1" style:font-size-asian="12pt" style:font-name-complex="Avenir1" style:font-size-complex="12pt"/>
    </style:style>
    <style:style style:name="P39" style:family="paragraph" style:parent-style-name="Standard" style:list-style-name="WWNum7">
      <style:paragraph-properties fo:margin-left="1in" fo:margin-right="0in" fo:margin-top="0in" fo:margin-bottom="0.139in" loext:contextual-spacing="false" fo:line-height="100%" fo:text-indent="-0.25in" style:auto-text-indent="false"/>
      <style:text-properties style:font-name="Nunito" fo:font-size="12pt" style:font-name-asian="Avenir1" style:font-size-asian="12pt" style:font-name-complex="Avenir1" style:font-size-complex="12pt"/>
    </style:style>
    <style:style style:name="P40" style:family="paragraph" style:parent-style-name="Standard" style:list-style-name="WWNum7">
      <style:paragraph-properties fo:margin-left="1in" fo:margin-right="0in" fo:margin-top="0in" fo:margin-bottom="0in" loext:contextual-spacing="false" fo:line-height="100%" fo:text-indent="-0.25in" style:auto-text-indent="false"/>
      <style:text-properties style:font-name="Nunito" fo:font-size="12pt" style:font-name-asian="Avenir1" style:font-size-asian="12pt" style:font-name-complex="Avenir1" style:font-size-complex="12pt"/>
    </style:style>
    <style:style style:name="P41" style:family="paragraph" style:parent-style-name="Standard" style:list-style-name="WWNum7">
      <style:paragraph-properties fo:margin-left="1.5in" fo:margin-right="0in" fo:margin-top="0in" fo:margin-bottom="0.139in" loext:contextual-spacing="false" fo:line-height="100%" fo:text-indent="-0.25in" style:auto-text-indent="false"/>
      <style:text-properties style:font-name="Nunito" fo:font-size="12pt" style:font-name-asian="Avenir1" style:font-size-asian="12pt" style:font-name-complex="Avenir1" style:font-size-complex="12pt"/>
    </style:style>
    <style:style style:name="P42" style:family="paragraph" style:parent-style-name="Standard" style:list-style-name="WWNum10">
      <style:paragraph-properties fo:margin-left="0in" fo:margin-right="0in" fo:text-indent="0in" style:auto-text-indent="false"/>
      <style:text-properties style:font-name="Nunito" fo:font-size="12pt" fo:font-style="italic" style:font-name-asian="Avenir1" style:font-size-asian="12pt" style:font-style-asian="italic" style:font-name-complex="Avenir1" style:font-size-complex="12pt" style:font-style-complex="italic"/>
    </style:style>
    <style:style style:name="P43" style:family="paragraph" style:parent-style-name="Standard" style:list-style-name="L1">
      <style:paragraph-properties fo:margin-top="0in" fo:margin-bottom="0in" loext:contextual-spacing="false" fo:line-height="100%"/>
      <style:text-properties style:font-name="Nunito" fo:font-size="12pt" style:font-name-asian="Avenir1" style:font-size-asian="12pt" style:font-name-complex="Avenir1" style:font-size-complex="12pt"/>
    </style:style>
    <style:style style:name="P44" style:family="paragraph" style:parent-style-name="Standard" style:list-style-name="L4">
      <style:paragraph-properties fo:margin-top="0in" fo:margin-bottom="0in" loext:contextual-spacing="false" fo:line-height="100%"/>
      <style:text-properties style:font-name="Nunito" fo:font-size="12pt" style:font-name-asian="Avenir1" style:font-size-asian="12pt" style:font-name-complex="Avenir1" style:font-size-complex="12pt"/>
    </style:style>
    <style:style style:name="P45" style:family="paragraph" style:parent-style-name="Standard" style:list-style-name="L5">
      <style:paragraph-properties fo:margin-top="0in" fo:margin-bottom="0in" loext:contextual-spacing="false" fo:line-height="100%"/>
      <style:text-properties style:font-name="Nunito" fo:font-size="12pt" style:font-name-asian="Avenir1" style:font-size-asian="12pt" style:font-name-complex="Avenir1" style:font-size-complex="12pt"/>
    </style:style>
    <style:style style:name="P46" style:family="paragraph" style:parent-style-name="Standard" style:list-style-name="L6">
      <style:paragraph-properties fo:margin-top="0in" fo:margin-bottom="0in" loext:contextual-spacing="false" fo:line-height="100%"/>
      <style:text-properties style:font-name="Nunito" fo:font-size="12pt" style:font-name-asian="Avenir1" style:font-size-asian="12pt" style:font-name-complex="Avenir1" style:font-size-complex="12pt"/>
    </style:style>
    <style:style style:name="P47" style:family="paragraph" style:parent-style-name="Standard" style:list-style-name="L4">
      <style:paragraph-properties fo:margin-top="0in" fo:margin-bottom="0in" loext:contextual-spacing="false" fo:line-height="100%"/>
    </style:style>
    <style:style style:name="T1" style:family="text">
      <style:text-properties style:font-name="Avenir" fo:font-size="12pt" style:font-name-asian="Avenir1" style:font-size-asian="12pt" style:font-name-complex="Avenir1" style:font-size-complex="12pt"/>
    </style:style>
    <style:style style:name="T2" style:family="text">
      <style:text-properties style:font-name="Avenir" fo:font-size="12pt" fo:font-style="italic" style:font-name-asian="Avenir1" style:font-size-asian="12pt" style:font-style-asian="italic" style:font-name-complex="Avenir1" style:font-size-complex="12pt"/>
    </style:style>
    <style:style style:name="T3" style:family="text">
      <style:text-properties style:font-name="Avenir" fo:font-size="10pt" style:font-name-asian="Avenir1" style:font-size-asian="10pt" style:font-name-complex="Avenir1" style:font-size-complex="10pt"/>
    </style:style>
    <style:style style:name="T4" style:family="text">
      <style:text-properties style:text-position="super 58%"/>
    </style:style>
    <style:style style:name="T5" style:family="text">
      <style:text-properties style:text-position="super 58%" style:font-name="Avenir" fo:font-size="12pt" fo:font-style="italic" style:font-name-asian="Avenir1" style:font-size-asian="12pt" style:font-style-asian="italic" style:font-name-complex="Avenir1" style:font-size-complex="12pt"/>
    </style:style>
    <style:style style:name="T6" style:family="text">
      <style:text-properties style:text-position="super 58%" fo:font-size="12pt" fo:font-style="italic" style:font-name-asian="Avenir1" style:font-size-asian="12pt" style:font-style-asian="italic" style:font-name-complex="Avenir1" style:font-size-complex="12pt"/>
    </style:style>
    <style:style style:name="T7" style:family="text">
      <style:text-properties fo:font-size="10pt" style:font-size-asian="10pt" style:font-size-complex="10pt"/>
    </style:style>
    <style:style style:name="T8" style:family="text">
      <style:text-properties fo:color="#1155cc" style:font-name="Avenir" fo:font-size="10pt" style:text-underline-style="solid" style:text-underline-width="auto" style:text-underline-color="font-color" style:font-name-asian="Avenir1" style:font-size-asian="10pt" style:font-name-complex="Avenir1" style:font-size-complex="10pt"/>
    </style:style>
    <style:style style:name="T9" style:family="text">
      <style:text-properties fo:color="#1155cc" style:font-name="Avenir" fo:font-size="12pt" style:text-underline-style="solid" style:text-underline-width="auto" style:text-underline-color="font-color" style:font-name-asian="Avenir1" style:font-size-asian="12pt" style:font-name-complex="Avenir1" style:font-size-complex="12pt"/>
    </style:style>
    <style:style style:name="T10" style:family="text">
      <style:text-properties fo:color="#1155cc" fo:font-size="12pt" style:text-underline-style="solid" style:text-underline-width="auto" style:text-underline-color="font-color" style:font-name-asian="Avenir1" style:font-size-asian="12pt" style:font-name-complex="Avenir1" style:font-size-complex="12pt"/>
    </style:style>
    <style:style style:name="T11" style:family="text">
      <style:text-properties fo:color="#1155cc" style:font-name="Nunito" fo:font-size="12pt" style:text-underline-style="solid" style:text-underline-width="auto" style:text-underline-color="font-color" style:font-name-asian="Avenir1" style:font-size-asian="12pt" style:font-name-complex="Avenir1" style:font-size-complex="12pt"/>
    </style:style>
    <style:style style:name="T12" style:family="text">
      <style:text-properties fo:font-size="12pt" style:font-name-asian="Avenir1" style:font-size-asian="12pt" style:font-name-complex="Avenir1" style:font-size-complex="12pt"/>
    </style:style>
    <style:style style:name="T13" style:family="text">
      <style:text-properties fo:font-size="12pt" fo:font-style="italic" style:font-name-asian="Avenir1" style:font-size-asian="12pt" style:font-style-asian="italic" style:font-name-complex="Avenir1" style:font-size-complex="12pt"/>
    </style:style>
    <style:style style:name="T14" style:family="text">
      <style:text-properties style:font-name="Nunito" fo:font-size="12pt" style:font-name-asian="Avenir1" style:font-size-asian="12pt" style:font-name-complex="Avenir1" style:font-size-complex="12pt"/>
    </style:style>
    <style:style style:name="T15" style:family="text">
      <style:text-properties style:font-name="Nunito" fo:font-size="12pt" fo:font-style="italic" style:font-name-asian="Avenir1" style:font-size-asian="12pt" style:font-style-asian="italic" style:font-name-complex="Avenir1"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_ma8nzzpt9acq"/>Investigating &amp; Archiving the Scholarly Git Experience</text:p>
      <text:p text:style-name="P6"><text:bookmark text:name="_tri33llhtrct"/>Welcome &amp; Introduction</text:p>
      <text:p text:style-name="P8"><text:span text:style-name="T12">Hello, my name is Vicky Steeves. I am the Project Lead for the </text:span><text:span text:style-name="T13">Investigating and Archiving the Scholarly Git Experience</text:span><text:span text:style-name="T12"> project. I’m also the Librarian for Research Data Management and Reproducibility at NYU, and subject specialist for data science. I’m joined today by Sarah, who will introduce herself.</text:span></text:p>
      <text:p text:style-name="P9"/>
      <text:p text:style-name="P9">Hello, my name is Sarah Nguyen. I am a Research Scientist for IASGE and a PhD candidate <text:s/>at the University of Washington’s iSchool. I’m here to talk with you about how you use Git and source code hosting platforms.</text:p>
      <text:p text:style-name="P14">For today, we will have a task and scenario-based discussion. We hope that you can show us (via a shared screen) how you go about certain tasks using git and the source code hosting platform of your choice, along with narrating your thoughts, reactions, and decisions through each task. Vicky will be taking notes and taking care of the tech, and I will be asking you questions. </text:p>
      <text:p text:style-name="P14">The purpose of these interviews is to help us gain a better understanding of how people, like you, use version control for individual and collaborative tasks. This will help us understand how to better teach git, as well as understand if we need to improve git as a tool for scholarship.</text:p>
      <text:p text:style-name="P12"/>
      <text:list xml:id="list1310161891" text:style-name="WWNum10">
        <text:list-header>
          <text:p text:style-name="P42">Would it be ok for us to record our session as a form of audio note taking?</text:p>
        </text:list-header>
      </text:list>
      <text:p text:style-name="P9"/>
      <text:p text:style-name="P11">Reasoning: The audio will not be shared with anyone. It helps fill in gaps with our own note­taking to ensure accuracy. We will send you all notes for you to verify and amend as needed.</text:p>
      <text:p text:style-name="P5"><text:bookmark text:name="_ad5kyodapkgl"/>Baseline / Background</text:p>
      <text:p text:style-name="P21">The scholar’s personal and group research practices.</text:p>
      <text:list xml:id="list1973763998" text:style-name="L6">
        <text:list-item>
          <text:p text:style-name="P46">I know you work on [research topic], can you tell us about your research process? What does it look like and who is involved? </text:p>
        </text:list-item>
        <text:list-item>
          <text:p text:style-name="P26">How do you keep track of all the moving parts?</text:p>
        </text:list-item>
      </text:list>
      <text:p text:style-name="P2"><text:bookmark text:name="_aae8iqv4c6e"/><text:soft-page-break/>Activities &amp; Questions</text:p>
      <text:p text:style-name="P28">I will be describing certain scenarios, and ask that you go about accomplishing the task the way you normally would. Please talk us through the steps you would take for each task, narrating why you are clicking on a particular item or otherwise navigating your computer or browser. If, for any reason, you do not feel that you are able to carry out the task in the scenario, please tell us why. If you need to search the web for something, feel free to open a new tab and do so.</text:p>
      <text:p text:style-name="P28">Feel free to perform the following scenarios using any interface that you feel comfortable with, web browser, graphical user interface, or local terminal. We are interested in all three!</text:p>
      <text:p text:style-name="P5"><text:bookmark text:name="_hfdna1azsbr9"/>Scenarios</text:p>
      <text:p text:style-name="P13"><text:span text:style-name="T13">Describing how the scholar got started with git.</text:span><text:span text:style-name="T6"><text:note text:id="ftn1" text:note-class="footnote"><text:note-citation>1</text:note-citation><text:note-body><text:p text:style-name="P29"><text:a xlink:type="simple" xlink:href="https://vickysteeves.gitlab.io/jupyteR-git/version-control-with-git.html" text:style-name="Internet_20_link" text:visited-style-name="Visited_20_Internet_20_Link"><text:span text:style-name="T8">https://vickysteeves.gitlab.io/jupyteR-git/version-control-with-git.html</text:span></text:a><text:span text:style-name="T3">; </text:span><text:a xlink:type="simple" xlink:href="https://vickysteeves.gitlab.io/hpc-git-tutorial/#/" text:style-name="Internet_20_link" text:visited-style-name="Visited_20_Internet_20_Link"><text:span text:style-name="T8">https://vickysteeves.gitlab.io/hpc-git-tutorial</text:span></text:a></text:p></text:note-body></text:note></text:span></text:p>
      <text:p text:style-name="P10"/>
      <text:p text:style-name="P22">Things to observe:</text:p>
      <text:list xml:id="list3387260674" text:style-name="L5">
        <text:list-item>
          <text:p text:style-name="P45">Observations of participant’s actions</text:p>
        </text:list-item>
        <text:list-item>
          <text:p text:style-name="P45">Things the participant said</text:p>
        </text:list-item>
        <text:list-item>
          <text:p text:style-name="P25">Amount of time taken to complete task</text:p>
        </text:list-item>
      </text:list>
      <text:p text:style-name="P22">Here is the sample repo we will use:</text:p>
      <text:list xml:id="list2818118239" text:style-name="L4">
        <text:list-item>
          <text:p text:style-name="P47"><text:a xlink:type="simple" xlink:href="https://gitlab.com/investigating-archiving-git/miso-bread-sample-repo/-/tree/master" text:style-name="ListLabel_20_118" text:visited-style-name="ListLabel_20_118"><text:span text:style-name="T11">https://gitlab.com/investigating-archiving-git/miso-bread-sample-repo/-/tree/master</text:span></text:a></text:p>
        </text:list-item>
        <text:list-item>
          <text:p text:style-name="P47"><text:a xlink:type="simple" xlink:href="https://github.com/michi-gato/miso-bread-sample-repo" text:style-name="ListLabel_20_118" text:visited-style-name="ListLabel_20_118"><text:span text:style-name="T11">https://github.com/michi-gato/miso-bread-sample-repo</text:span></text:a></text:p>
        </text:list-item>
        <text:list-item>
          <text:p text:style-name="P44">Gitlab/Github username</text:p>
        </text:list-item>
        <text:list-item>
          <text:p text:style-name="P24">Give push access to sample repo</text:p>
        </text:list-item>
      </text:list>
      <text:p text:style-name="P10">[CREATE REPO, BROWSER + LOCAL] </text:p>
      <text:list xml:id="list2756832032" text:style-name="WWNum6">
        <text:list-item>
          <text:p text:style-name="P17">Question: So your collaborator has a great idea for a new project and would like you to start a repository. How would you start a new git repository for you and your collaborator to work on together?</text:p>
        </text:list-item>
      </text:list>
      <text:list xml:id="list1355024144" text:style-name="WWNum4">
        <text:list-item>
          <text:list>
            <text:list-item>
              <text:p text:style-name="P30">How did *you* learn how to do this? </text:p>
            </text:list-item>
            <text:list-item>
              <text:p text:style-name="P30">Would you teach things the same way?</text:p>
            </text:list-item>
            <text:list-item>
              <text:p text:style-name="P35">Where would you go to find instructions and how-to do these tasks?</text:p>
            </text:list-item>
          </text:list>
        </text:list-item>
      </text:list>
      <text:p text:style-name="P10">[CLONE/VIEW, LOCAL] </text:p>
      <text:list xml:id="list3356148801" text:style-name="WWNum9">
        <text:list-item>
          <text:p text:style-name="P18">Scenario: You have access to this recipe repository that you are really interested in <text:soft-page-break/>working with and you want to edit multiple files in the repository. How would you do that?</text:p>
          <text:list>
            <text:list-item>
              <text:p text:style-name="P31">How did *you* learn how to do this? </text:p>
            </text:list-item>
            <text:list-item>
              <text:p text:style-name="P31">Would you teach things the same way?</text:p>
            </text:list-item>
            <text:list-item>
              <text:p text:style-name="P36">Where would you go to find instructions and how-to do these tasks?</text:p>
            </text:list-item>
          </text:list>
        </text:list-item>
      </text:list>
      <text:p text:style-name="P10">[DIFF, BROWSER + LOCAL] </text:p>
      <text:list xml:id="list172152112688363" text:continue-numbering="true" text:style-name="WWNum9">
        <text:list-item>
          <text:p text:style-name="P15"><text:span text:style-name="T14">Scenario: Using the </text:span><text:a xlink:type="simple" xlink:href="https://gitlab.com/investigating-archiving-git/miso-bread-sample-repo/-/tree/master" text:style-name="ListLabel_20_118" text:visited-style-name="ListLabel_20_118"><text:span text:style-name="T11">same sample repository</text:span></text:a><text:span text:style-name="T14"> (or </text:span><text:a xlink:type="simple" xlink:href="https://github.com/michi-gato/miso-bread-sample-repo" text:style-name="ListLabel_20_118" text:visited-style-name="ListLabel_20_118"><text:span text:style-name="T11">https://github.com/michi-gato/miso-bread-sample-repo</text:span></text:a><text:span text:style-name="T14">) [Send link in chat], can you show me how to view the differences between the most current version and the very first version of the README file?</text:span></text:p>
        </text:list-item>
      </text:list>
      <text:list xml:id="list2130774028" text:style-name="WWNum5">
        <text:list-item>
          <text:list>
            <text:list-item>
              <text:p text:style-name="P32">How did *you* learn how to do this? </text:p>
            </text:list-item>
            <text:list-item>
              <text:p text:style-name="P32">Would you teach things the same way?</text:p>
            </text:list-item>
            <text:list-item>
              <text:p text:style-name="P37">Where would you go to find instructions and how-to do these tasks?</text:p>
            </text:list-item>
          </text:list>
        </text:list-item>
      </text:list>
      <text:p text:style-name="P10">[PUSH/PULL, LOCAL] </text:p>
      <text:list xml:id="list172152700925447" text:continue-list="list172152112688363" text:style-name="WWNum9">
        <text:list-item>
          <text:p text:style-name="P18">Scenario: There are other collaborators working in this miso recipe repo. Someone has recently updated the repo on their end, and you’ve been working on the repo as well. Can you show me how you would stay in-sync with someone else who is working on the same repository?</text:p>
          <text:list>
            <text:list-item>
              <text:p text:style-name="P31">How did *you* learn how to do this? </text:p>
            </text:list-item>
            <text:list-item>
              <text:p text:style-name="P31">Would you teach things the same way?</text:p>
            </text:list-item>
            <text:list-item>
              <text:p text:style-name="P36">Where would you go to find instructions and how-to do these tasks?</text:p>
            </text:list-item>
          </text:list>
        </text:list-item>
      </text:list>
      <text:p text:style-name="P10">[CONFLICTS, LOCAL ONLY]</text:p>
      <text:list xml:id="list172152209346329" text:continue-numbering="true" text:style-name="WWNum9">
        <text:list-item>
          <text:p text:style-name="P20">Scenario: [Ghost tech support, Vicky, pushes a new file to the test repo] In the README, I use the words “funky” to describe miso twice. Can you change those adjectives to something else and push the changes to GitHub? Oh no, you’ve run into a conflict. How would you fix this?</text:p>
          <text:list>
            <text:list-item>
              <text:p text:style-name="P31">How did *you* learn how to do this? </text:p>
            </text:list-item>
            <text:list-item>
              <text:p text:style-name="P31">Would you teach things the same way?</text:p>
            </text:list-item>
            <text:list-item>
              <text:p text:style-name="P36">Where would you go to find instructions and how-to do these tasks?</text:p>
            </text:list-item>
          </text:list>
        </text:list-item>
      </text:list>
      <text:p text:style-name="P10">[FORK, BROWSER]</text:p>
      <text:list xml:id="list172152468671639" text:continue-numbering="true" text:style-name="WWNum9">
        <text:list-item>
          <text:p text:style-name="P15"><text:span text:style-name="T14">Scenario: You are not a contributor to </text:span><text:a xlink:type="simple" xlink:href="https://gitlab.com/investigating-archiving-git/investigating-archiving-git.gitlab.io" text:style-name="ListLabel_20_118" text:visited-style-name="ListLabel_20_118"><text:span text:style-name="T11">this GL other repository</text:span></text:a><text:span text:style-name="T14"> or </text:span><text:a xlink:type="simple" xlink:href="https://github.com/NYU-DataServices/Intro-Git-GitHub" text:style-name="ListLabel_20_118" text:visited-style-name="ListLabel_20_118"><text:span text:style-name="T11">this GH repository</text:span></text:a><text:span text:style-name="T14"> [Send link in chat]. You want to reuse and edit multiple files in the repository. How would you do that? </text:span></text:p>
          <text:list>
            <text:list-item>
              <text:p text:style-name="P31">How did *you* learn how to do this? </text:p>
            </text:list-item>
            <text:list-item>
              <text:p text:style-name="P31">Would you teach things the same way?</text:p>
            </text:list-item>
            <text:list-item>
              <text:p text:style-name="P36">Where would you go to find instructions and how-to do these tasks?</text:p>
            </text:list-item>
          </text:list>
        </text:list-item>
      </text:list>
      <text:p text:style-name="P10"><text:soft-page-break/>[TEACHING]</text:p>
      <text:list xml:id="list172152991847816" text:continue-numbering="true" text:style-name="WWNum9">
        <text:list-item>
          <text:p text:style-name="P18">Conversation question: I am in your research group and we are trying to collaborate using GitHub/GitLab, but I have never actually used GitHub/GitLab before. What are the top 3 things that I need to know to use this platform with you?</text:p>
        </text:list-item>
      </text:list>
      <text:list xml:id="list1148874667" text:style-name="WWNum8">
        <text:list-item>
          <text:list>
            <text:list-item>
              <text:p text:style-name="P33">How did *you* learn how to do this? </text:p>
            </text:list-item>
            <text:list-item>
              <text:p text:style-name="P33">Would you teach things the same way?</text:p>
            </text:list-item>
            <text:list-item>
              <text:p text:style-name="P38">Where would you go to find instructions and how-to do these tasks?</text:p>
            </text:list-item>
          </text:list>
        </text:list-item>
      </text:list>
      <text:p text:style-name="P10">Follow up: </text:p>
      <text:list xml:id="list348142033" text:style-name="L2">
        <text:list-item>
          <text:p text:style-name="P27"><text:span text:style-name="T14">What 3 features would you highlight to convince me to use this platform?</text:span></text:p>
        </text:list-item>
      </text:list>
      <text:p text:style-name="P10">[ISSUE/SOCIAL CODING/PEER REVIEW, BROWSER + LOCAL] </text:p>
      <text:list xml:id="list255942039" text:style-name="WWNum7">
        <text:list-item>
          <text:p text:style-name="P16"><text:span text:style-name="T14">Scenario: The authors from a journal article (Perez, 2019) provided the URL to their Git repository holding the source code from their study: </text:span><text:a xlink:type="simple" xlink:href="https://github.com/learningtitans/cvpr-skin-solo-ensemble" text:style-name="ListLabel_20_118" text:visited-style-name="ListLabel_20_118"><text:span text:style-name="T11">https://github.com/learningtitans/cvp r-skin-solo-ensemble</text:span></text:a><text:span text:style-name="T14">. [Send URL to participant]. You want to ask the authors a question about line 26 in the </text:span><text:span text:style-name="T15">create_ensambles.py</text:span><text:span text:style-name="T14"> file because the code has issues and it concerns you. Can you show us how you would navigate to line 26 in </text:span><text:span text:style-name="T15">create_ensambles.py </text:span><text:span text:style-name="T14">file and then communicate your concerns about that line of code with the authors?</text:span></text:p>
          <text:list>
            <text:list-item>
              <text:p text:style-name="P34">How did *you* learn how to do this? </text:p>
            </text:list-item>
            <text:list-item>
              <text:p text:style-name="P34">Would you teach things the same way?</text:p>
            </text:list-item>
            <text:list-item>
              <text:p text:style-name="P40">Where would you go to find instructions and how-to do these tasks?</text:p>
            </text:list-item>
            <text:list-item>
              <text:p text:style-name="P40">If not issue-based: did you consider submitting an issue? Why would you email vs submitting a discussion thread to the public repo?</text:p>
              <text:list>
                <text:list-item>
                  <text:p text:style-name="P41">Can you show us how you might try to submit an issue about it in the repo?</text:p>
                </text:list-item>
              </text:list>
            </text:list-item>
          </text:list>
        </text:list-item>
      </text:list>
      <text:p text:style-name="P10">[SOCIAL CODING/PEER REVIEW, BROWSER + LOCAL] </text:p>
      <text:list xml:id="list172152341233060" text:continue-numbering="true" text:style-name="WWNum7">
        <text:list-item>
          <text:p text:style-name="P19">Scenario: [ghost Vicky tags the participant in a pre-created Issue] This is the reverse situation--in the miso recipe repo, it looks like you were mentioned in an issue! You have never met this fellow researcher who tagged you. How would you assess and address the concerns? </text:p>
          <text:list>
            <text:list-item>
              <text:p text:style-name="P34">What are your preferences for interacting with fellow researchers who want to express suggestions, comments, or changes?</text:p>
            </text:list-item>
            <text:list-item>
              <text:p text:style-name="P34">How did *you* learn how to do this? </text:p>
            </text:list-item>
            <text:list-item>
              <text:p text:style-name="P34">Would you teach things the same way?</text:p>
            </text:list-item>
            <text:list-item>
              <text:p text:style-name="P39">Where would you go to find instructions and how-to do these tasks?</text:p>
            </text:list-item>
          </text:list>
        </text:list-item>
      </text:list>
      <text:p text:style-name="P10">[SEARCH, BROWSER]</text:p>
      <text:list xml:id="list172152750399272" text:continue-numbering="true" text:style-name="WWNum7">
        <text:list-item>
          <text:p text:style-name="P19"><text:soft-page-break/>Scenario: You need to download YouTube videos for a research project. Can you show us how you would navigate through GitHub/GitLab to find a repository with some code that can help you download YouTube videos to your computer? </text:p>
          <text:list>
            <text:list-item>
              <text:p text:style-name="P34">How did *you* learn how to do this? </text:p>
            </text:list-item>
            <text:list-item>
              <text:p text:style-name="P34">Would you teach things the same way?</text:p>
            </text:list-item>
            <text:list-item>
              <text:p text:style-name="P40">Where would you go to find instructions and how-to do these tasks?</text:p>
            </text:list-item>
            <text:list-item>
              <text:p text:style-name="P39">How would you actually work with the code?</text:p>
            </text:list-item>
          </text:list>
        </text:list-item>
      </text:list>
      <text:p text:style-name="P10">[CODE CITATION, BROWSER] </text:p>
      <text:list xml:id="list172152966767911" text:continue-numbering="true" text:style-name="WWNum7">
        <text:list-item>
          <text:p text:style-name="P19">Scenario: The code you found to download YouTube videos really helped your research and you want to cite them in your research paper. How would you go about getting a citation for that repository?</text:p>
          <text:list>
            <text:list-item>
              <text:p text:style-name="P34">How did *you* learn how to do this? </text:p>
            </text:list-item>
            <text:list-item>
              <text:p text:style-name="P34">Would you teach things the same way?</text:p>
            </text:list-item>
            <text:list-item>
              <text:p text:style-name="P39">Where would you go to find instructions and how-to do these tasks?</text:p>
            </text:list-item>
          </text:list>
        </text:list-item>
      </text:list>
      <text:p text:style-name="P10">[ARCHIVING/CITATION, BROWSER] </text:p>
      <text:list xml:id="list172153431018446" text:continue-numbering="true" text:style-name="WWNum7">
        <text:list-item>
          <text:p text:style-name="P19">Scenario: You have used GitHub/GitLab to host your research code and data, and your research is ready to be published in a journal article. The editors require a DOI for all research assets before publishing. How would you go about getting a DOI for your GitHub/GitLab repository?</text:p>
          <text:list>
            <text:list-item>
              <text:p text:style-name="P34">How did *you* learn how to do this? </text:p>
            </text:list-item>
            <text:list-item>
              <text:p text:style-name="P34">Would you teach things the same way?</text:p>
            </text:list-item>
            <text:list-item>
              <text:p text:style-name="P39">Where would you go to find instructions and how-to do these tasks?</text:p>
            </text:list-item>
          </text:list>
        </text:list-item>
      </text:list>
      <text:p text:style-name="P5"><text:bookmark text:name="_871cabwpj739"/>Post-evaluation questionnaire</text:p>
      <text:list xml:id="list3935787505" text:style-name="L1">
        <text:list-item>
          <text:p text:style-name="P43">Are there any features of git or GHPs that you know about but have not used, and <text:s/>wish to use more?</text:p>
        </text:list-item>
        <text:list-item>
          <text:p text:style-name="P23">What’s missing on GitHub, GitLab, or any git hosting platform that you’d like to see, specifically for academic or research purposes?</text:p>
        </text:list-item>
      </text:list>
      <text:p text:style-name="P3"><text:bookmark text:name="_n1siaopdene1"/>Conclusion</text:p>
      <text:p text:style-name="P10">This is the end of the interview. Thank you so much for your time and perspective. Do you have any questions for us?</text:p>
      <text:p text:style-name="P10"/>
      <text:p text:style-name="P10">Please feel free to reach out to either of us, Sarah or Vicky, if you have any questions or after thoughts. You have our email from our scheduling thread. <text:s/></text:p>
      <text:p text:style-name="P10"/>
      <text:p text:style-name="P10"><text:soft-page-break/>Take care, and thank you for your ti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unito" svg:font-family="Nunito" style:font-pitch="variable"/>
    <style:font-face style:name="Arial" svg:font-family="Arial" style:font-family-generic="roman" style:font-pitch="variable"/>
    <style:font-face style:name="Avenir" svg:font-family="Aveni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venir1" svg:font-family="Avenir"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venir" fo:font-family="Avenir"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venir" fo:font-family="Avenir"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venir" fo:font-family="Avenir"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Avenir" fo:font-family="Avenir" style:font-family-generic="roman" style:font-pitch="variable"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font-name="Avenir" fo:font-family="Avenir" style:font-family-generic="roman" style:font-pitch="variable"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venir" fo:font-family="Avenir"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venir" fo:font-family="Avenir" style:font-family-generic="roman" style:font-pitch="variable" fo:font-size="12pt" style:text-underline-style="none"/>
    </style:style>
    <style:style style:name="ListLabel_20_56" style:display-name="ListLabel 56" style:family="text">
      <style:text-properties style:font-name="Avenir" fo:font-family="Avenir" style:font-family-generic="roman" style:font-pitch="variable" fo:font-size="12pt" style:text-underline-style="none"/>
    </style:style>
    <style:style style:name="ListLabel_20_57" style:display-name="ListLabel 57" style:family="text">
      <style:text-properties style:font-name="Avenir" fo:font-family="Avenir" style:font-family-generic="roman" style:font-pitch="variable" fo:font-size="12pt"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font-name="Avenir" fo:font-family="Avenir" style:font-family-generic="roman" style:font-pitch="variable" fo:font-size="12pt"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venir" fo:font-family="Avenir" style:font-family-generic="roman" style:font-pitch="variable" fo:font-size="12pt" style:text-underline-style="none"/>
    </style:style>
    <style:style style:name="ListLabel_20_74" style:display-name="ListLabel 74" style:family="text">
      <style:text-properties style:font-name="Avenir" fo:font-family="Avenir" style:font-family-generic="roman" style:font-pitch="variable" fo:font-size="12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venir" fo:font-family="Avenir"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venir" fo:font-family="Avenir"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venir" fo:font-family="Avenir"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venir" fo:font-family="Avenir"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8" style:display-name="ListLabel 118" style:family="text">
      <style:text-properties fo:color="#1155cc" style:font-name="Avenir" fo:font-family="Avenir" style:font-family-generic="roman" style:font-pitch="variable" fo:font-size="12pt" style:text-underline-style="solid" style:text-underline-width="auto" style:text-underline-color="font-color" style:font-name-asian="Avenir1" style:font-family-asian="Avenir" style:font-family-generic-asian="system" style:font-pitch-asian="variable" style:font-size-asian="12pt" style:font-name-complex="Avenir1" style:font-family-complex="Avenir"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venir" style:font-name-asian="Avenir1" style:font-name-complex="Avenir1"/>
    </style:style>
    <style:page-layout style:name="Mpm1">
      <style:page-layout-properties fo:page-width="8.5in" fo:page-height="11in" style:num-format="1" style:print-orientation="portrait" fo:margin-top="0in" fo:margin-bottom="1in" fo:margin-left="0.8in" fo:margin-right="0.8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in" fo:margin-bottom="0.5in" fo:margin-left="0.8in" fo:margin-right="0.8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Footer"/>
      </style:footer>
    </style:master-page>
    <style:master-page style:name="Converted1" style:page-layout-name="Mpm2"/>
    <style:master-page style:name="First_20_Page" style:display-name="First Page" style:page-layout-name="Mpm3" style:next-style-name="Standard">
      <style:header>
        <text:p text:style-name="MP1"/>
        <text:p text:style-name="MP1"/>
        <text:p text:style-name="MP1">Interviewee Name:</text:p>
        <text:p text:style-name="MP1">Date/Time of Interview:<text:tab/></text:p>
        <text:p text:style-name="MP1">Email:<text:tab/><text:tab/></text:p>
        <text:p text:style-name="MP1"><text:tab/><text:tab/></text:p>
      </style:header>
      <style:footer>
        <text:p text:style-name="Standard"/>
      </style:footer>
    </style:master-page>
    <style:master-page style:name="Converted2" style:page-layout-name="Mpm4" style:next-style-name="Converted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date>2020-07-13T17:21:51.566840673</dc:date>
    <meta:editing-duration>PT1M29S</meta:editing-duration>
    <meta:editing-cycles>3</meta:editing-cycles>
    <meta:document-statistic meta:table-count="0" meta:image-count="0" meta:object-count="0" meta:page-count="6" meta:paragraph-count="104" meta:word-count="1622" meta:character-count="9229" meta:non-whitespace-character-count="7741"/>
  </office:meta>
</office:document-meta>
</file>